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21"/>SNU developer log day 421</text:h>
      <text:p text:style-name="P2">I had an extremely laid back update today, with nothing but documentation changes. I couldn't think of anything I wanted to do today, and I also had horrible time management, getting up at 8:00 am, but not getting to work until after 3:00 pm. I was doing other things, like tutoring my little brother with math, and just relaxing.</text:p>
      <text:p text:style-name="P2">I did nothing but documentation today. I didn't plan anything for today, and I didn't have the time. I began to export ZIP versions of update log and developer log entries today though, but other than that, nothing SNU (new)</text:p>
      <text:p text:style-name="Text_20_body"><text:span text:style-name="T1">Sean Patrick Myrick on March 26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6:43:53.648000000</meta:creation-date>
    <dc:date>2020-03-27T16:44:04.946000000</dc:date>
    <meta:editing-duration>PT12S</meta:editing-duration>
    <meta:editing-cycles>1</meta:editing-cycles>
    <meta:document-statistic meta:table-count="0" meta:image-count="0" meta:object-count="0" meta:page-count="1" meta:paragraph-count="4" meta:word-count="111" meta:character-count="617" meta:non-whitespace-character-count="510"/>
    <meta:generator>LibreOffice/6.1.2.1$Windows_X86_64 LibreOffice_project/65905a128db06ba48db947242809d14d3f9a93fe</meta:generator>
  </office:meta>
</office:document-meta>
</file>